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52cm" style:rel-column-width="1560*"/>
    </style:style>
    <style:style style:name="Table1.B" style:family="table-column">
      <style:table-column-properties style:column-width="14.249cm" style:rel-column-width="8078*"/>
    </style:style>
    <style:style style:name="Table1.A1" style:family="table-cell">
      <style:table-cell-properties fo:padding="0cm" fo:border="none"/>
    </style:style>
    <style:style style:name="Table1.9" style:family="table-row">
      <style:table-row-properties style:min-row-height="0.98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38cm" style:rel-column-width="1552*"/>
    </style:style>
    <style:style style:name="Table2.B" style:family="table-column">
      <style:table-column-properties style:column-width="14.263cm" style:rel-column-width="8086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38cm" style:rel-column-width="1552*"/>
    </style:style>
    <style:style style:name="Table3.B" style:family="table-column">
      <style:table-column-properties style:column-width="14.263cm" style:rel-column-width="8086*"/>
    </style:style>
    <style:style style:name="Table3.A1" style:family="table-cell">
      <style:table-cell-properties fo:padding="0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nfortunately, Unfortunately (so many great applications!)</text:h>
      <text:h text:style-name="Heading_20_3" text:outline-level="3">thank you (so many great applications!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ection</text:p>
            </table:table-cell>
            <table:table-cell table:style-name="Table1.A1" office:value-type="string">
              <text:p text:style-name="Table_20_Heading">Text</text:p>
            </table:table-cell>
          </table:table-row>
        </table:table-header-rows>
        <table:table-row>
          <table:table-cell table:style-name="Table1.A1" office:value-type="string">
            <text:p text:style-name="Table_20_Contents">Greeting</text:p>
          </table:table-cell>
          <table:table-cell table:style-name="Table1.A1" office:value-type="string">
            <text:p text:style-name="Standard">hi xavier / hi xavier, / dear xavier / hi xavier! / dear xavier, / dear applicant, / dear xavier, / dear xavier, / dear xavier, / hello, / hello xavier, / hello xavier / hello, / hi,</text:p>
          </table:table-cell>
        </table:table-row>
        <table:table-row>
          <table:table-cell table:style-name="Table1.A1" office:value-type="string">
            <text:p text:style-name="Table_20_Contents">Thanks</text:p>
          </table:table-cell>
          <table:table-cell table:style-name="Table1.A1" office:value-type="string">
            <text:p text:style-name="Standard">thanks a lot / thanks so much / thank you / thank you / <text:s/>thank you / very much / many thanks / <text:s/>thank you again / thank you / very much / thank you / many thanks / <text:s/>so much / </text:p>
          </table:table-cell>
        </table:table-row>
        <table:table-row>
          <table:table-cell table:style-name="Table1.A1" office:value-type="string">
            <text:p text:style-name="Table_20_Contents">For</text:p>
          </table:table-cell>
          <table:table-cell table:style-name="Table1.A1" office:value-type="string">
            <text:p text:style-name="Standard">for the / for your / and your <text:s/>/ for your / for our / for your / for applying to / for your recent application to / for this position / for your recent proposal / <text:s/>for applying / <text:s/>for your application / for taking the time / for your time / for sharing your work with us / the time / for your / recent application to /</text:p>
          </table:table-cell>
        </table:table-row>
        <table:table-row>
          <table:table-cell table:style-name="Table1.A1" office:value-type="string">
            <text:p text:style-name="Table_20_Contents">Context</text:p>
          </table:table-cell>
          <table:table-cell table:style-name="Table1.A1" office:value-type="string">
            <text:p text:style-name="Standard">sound designer / role / application / patience! / recent proposal / radio arts / catalyst / residency / opportunity / application / create artwork / the lowry's / live now / commission programme / to hcmf shorts / immersive audio <text:s/>/ r&amp;d / open call / barbican theatre / open lab / jerwood arts / live work fund / covid-19 commission / open call / to be part of / unshut 2020 / the 1927 bursary / residency / the bac-rcssd / aural-oral dramaturgies project / the reach showcase /</text:p>
          </table:table-cell>
        </table:table-row>
        <table:table-row>
          <table:table-cell table:style-name="Table1.A1" office:value-type="string">
            <text:p text:style-name="Table_20_Contents">We</text:p>
          </table:table-cell>
          <table:table-cell table:style-name="Table1.A1" office:value-type="string">
            <text:p text:style-name="Standard">we received / we received / we hoped / we really could have / we received / <text:s/>we received our / we received / we received / <text:s/>we were / we received / we received <text:s/>/ <text:s/>we received / we anticipated / we really appreciate / we received / we really appreciate /</text:p>
          </table:table-cell>
        </table:table-row>
        <table:table-row>
          <table:table-cell table:style-name="Table1.A1" office:value-type="string">
            <text:p text:style-name="Table_20_Contents">Excuse</text:p>
          </table:table-cell>
          <table:table-cell table:style-name="Table1.A1" office:value-type="string">
            <text:p text:style-name="Standard">it took a long time / to get / through everything, / since / it has taken longer than / some difficult / decisions / had to be made / some / difficult decisions / had to be made. / a difficult process / rather hard, / selecting just one / <text:s/>much more difficult / than anticipated / highly competitive /extremely tough / humbling / very hard /</text:p>
          </table:table-cell>
        </table:table-row>
        <table:table-row>
          <table:table-cell table:style-name="Table1.A1" office:value-type="string">
            <text:p text:style-name="Table_20_Contents">So many</text:p>
          </table:table-cell>
          <table:table-cell table:style-name="Table1.A1" office:value-type="string">
            <text:p text:style-name="Standard">a wealth of / a huge number of / a high number of / the volume and quality / a lot of applications / a very high standard / highest ever / number of applications / very high standard so / excellent standard. / over 25 proposals / huge number / <text:s/>large number / unprecedented / unprecedented number / 1283 in total / over 200 / over 100 / over 400 / just 6 / 82 / </text:p>
          </table:table-cell>
        </table:table-row>
        <table:table-row table:style-name="Table1.9">
          <table:table-cell table:style-name="Table1.A1" office:value-type="string">
            <text:p text:style-name="Table_20_Contents">So good</text:p>
          </table:table-cell>
          <table:table-cell table:style-name="Table1.A1" office:value-type="string">
            <text:p text:style-name="Standard">a lot of great music. / <text:s/>high quality applications / very high / great piece of work. / have been incredibly high / <text:s/>standard of the proposals / astounded / really impressed <text:s/>/ incredibly high standard / blown away </text:p>
          </table:table-cell>
        </table:table-row>
      </table:table>
      <text:p text:style-name="Standard"/>
      <text:p text:style-name="Standard"/>
      <text:p text:style-name="Standard"/>
      <text:h text:style-name="Heading_20_3" text:outline-level="3"/>
      <text:h text:style-name="P2" text:outline-level="3">unfortunately</text:h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ction</text:p>
            </table:table-cell>
            <table:table-cell table:style-name="Table2.A1" office:value-type="string">
              <text:p text:style-name="Table_20_Heading">Text</text:p>
            </table:table-cell>
          </table:table-row>
        </table:table-header-rows>
        <table:table-row>
          <table:table-cell table:style-name="Table2.A1" office:value-type="string">
            <text:p text:style-name="Table_20_Contents">Unfortunately</text:p>
          </table:table-cell>
          <table:table-cell table:style-name="Table2.A1" office:value-type="string">
            <text:p text:style-name="Text_20_body">unfortunately / on this occasion / we regret to inform you / unfortunately / after careful consideration / i'm sorry / we have decided / on this occasion / unfortunately / decided not to / this time / unfortunately / we decided / unfortunately / unfortunately / i'm afraid to say / unfortunately / on this occasion / i'm sorry to say / <text:s/>this year /</text:p>
          </table:table-cell>
        </table:table-row>
        <table:table-row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Standard">not successful / haven't been selected / unsuccessful / not be taking it further / has been unsuccessful / have not / been selected / on this occasion / not to award / the bursary / take your / application further / did not make / the final selection / another candidate <text:s/>/ the next stage / we won't / be able to / invite you to / chat with natalie further / not successful /</text:p>
          </table:table-cell>
        </table:table-row>
        <table:table-row>
          <table:table-cell table:style-name="Table2.A1" office:value-type="string">
            <text:p text:style-name="Table_20_Contents">Feedback</text:p>
          </table:table-cell>
          <table:table-cell table:style-name="Table2.A1" office:value-type="string">
            <text:p text:style-name="Standard">we do not / we are unable to / we are unable to / we are not / offering / offer / provide / individual feedback / <text:s/>personal feedback / meaningful feedback / any feedback / on the applications / more detailed feedback / detailed feedback /</text:p>
          </table:table-cell>
        </table:table-row>
        <table:table-row>
          <table:table-cell table:style-name="Table2.A1" office:value-type="string">
            <text:p text:style-name="Table_20_Contents">Excuse</text:p>
          </table:table-cell>
          <table:table-cell table:style-name="Table2.A1" office:value-type="string">
            <text:p text:style-name="Standard">unfortunately / due to the amount of applications / very large number / many good ones / limited number of slots / weren't responsible / very hard / limited resources / however / level of competition / extremely strong / capacity constraints / volume of submissions / staffing resource /</text:p>
          </table:table-cell>
        </table:table-row>
        <table:table-row>
          <table:table-cell table:style-name="Table2.A1" office:value-type="string">
            <text:p text:style-name="Table_20_Contents">Good Luck</text:p>
          </table:table-cell>
          <table:table-cell table:style-name="Table2.A1" office:value-type="string">
            <text:p text:style-name="Standard">we hope / you manage / another project / thank you so much / we understand / hugely frustrating / we thank you / please / down-heartened / know how important feedback is / however / disappointing! / we appreciated / the thought and effort / <text:s/>we hope / a little insight / all the best / future endeavors / please / re-apply / in the future / </text:p>
          </table:table-cell>
        </table:table-row>
      </table:table>
      <text:p text:style-name="Standard"/>
      <text:h text:style-name="Heading_20_3" text:outline-level="3"/>
      <text:h text:style-name="P2" text:outline-level="3">disclaimer</text:h>
      <text:p text:style-name="Text_20_body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ection</text:p>
            </table:table-cell>
            <table:table-cell table:style-name="Table3.A1" office:value-type="string">
              <text:p text:style-name="Table_20_Heading">Text</text:p>
            </table:table-cell>
          </table:table-row>
        </table:table-header-rows>
        <table:table-row>
          <table:table-cell table:style-name="Table3.A1" office:value-type="string">
            <text:p text:style-name="Table_20_Contents">Contents</text:p>
          </table:table-cell>
          <table:table-cell table:style-name="Table3.A1" office:value-type="string">
            <text:p text:style-name="Text_20_body">confidential information / this email / and / any files / are confidential /contain privileged / <text:s/>copyright information / the information / contained / in it / with it / notify us / disclaimer / disclaimer / this email / this message / transmitted / <text:s text:c="3"/>than to / e-mail / e-mail / by mistake / this e-mail / solely for / the addressee / strictly confidential / legally privileged / or any attachments / freedom of information / fascimile / </text:p>
          </table:table-cell>
        </table:table-row>
        <table:table-row>
          <table:table-cell table:style-name="Table3.A1" office:value-type="string">
            <text:p text:style-name="Table_20_Contents">You must not</text:p>
          </table:table-cell>
          <table:table-cell table:style-name="Table3.A1" office:value-type="string">
            <text:p text:style-name="Text_20_body">if / you are not / for any purpose / you must not copy, distribute or use / you must not present <text:s/>/ this / from / the sender. / the intended / recipient <text:s/>/ other / message / to / another party / without / gaining permission / delete this / e-mail / from / your system / if / you are not / the addressee / do not print / re-transmit / store / act in reliance / e-mail back / immediately and / permanently delete / it / strictly prohibited / otherwise / nor make use of its contents / you may not / unless /</text:p>
          </table:table-cell>
        </table:table-row>
      </table:table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22T09:11:37.65</meta:creation-date>
    <dc:date>2021-07-23T08:18:27.80</dc:date>
    <meta:editing-duration>PT20H49M16S</meta:editing-duration>
    <meta:editing-cycles>4</meta:editing-cycles>
    <meta:generator>OpenOffice/4.1.7$Win32 OpenOffice.org_project/417m1$Build-9800</meta:generator>
    <meta:document-statistic meta:table-count="3" meta:image-count="0" meta:object-count="0" meta:page-count="3" meta:paragraph-count="40" meta:word-count="1014" meta:character-count="5116"/>
  </office:meta>
</office:document-meta>
</file>